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F1000001E14C70D187751EABA3.png" manifest:media-type="image/png"/>
  <manifest:file-entry manifest:full-path="Pictures/10000201000005A0000003844B79707743A26533.png" manifest:media-type="image/png"/>
  <manifest:file-entry manifest:full-path="Pictures/10000201000001D3000001F64056B3775A46FB2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6686" officeooo:paragraph-rsid="001a6686" style:font-size-asian="12.25pt" style:font-size-complex="14pt"/>
    </style:style>
    <style:style style:name="P2" style:family="paragraph" style:parent-style-name="Text_20_body">
      <style:text-properties officeooo:rsid="000886b7" officeooo:paragraph-rsid="001a6686"/>
    </style:style>
    <style:style style:name="P3" style:family="paragraph" style:parent-style-name="Title">
      <style:text-properties officeooo:paragraph-rsid="001a6686"/>
    </style:style>
    <style:style style:name="T1" style:family="text">
      <style:text-properties officeooo:rsid="000886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Md Sohanur Islam sohan</text:p>
      <text:p text:style-name="P1">Id: IT-18011</text:p>
      <text:p text:style-name="P1">Dept of ICT</text:p>
      <text:p text:style-name="P1"/>
      <text:p text:style-name="P1"/>
      <text:p text:style-name="P1"/>
      <text:p text:style-name="P1"/>
      <text:p text:style-name="P1"/>
      <text:p text:style-name="P1"/>
      <text:p text:style-name="P3">Basic Linux Command</text:p>
      <text:p text:style-name="P2">1.$ whoami</text:p>
      <text:p text:style-name="P2">2.$ hostname</text:p>
      <text:p text:style-name="P2">3.$ pwd</text:p>
      <text:p text:style-name="P2">4.$ ls</text:p>
      <text:p text:style-name="P2">5.$ mkdir (directory name)</text:p>
      <text:p text:style-name="P2">6.$ cd (directory name)</text:p>
      <text:p text:style-name="P2">7.$ cd ..</text:p>
      <text:p text:style-name="P2">8.$ cd ../ ../</text:p>
      <text:p text:style-name="P2">9.$ rmdir (directory name)</text:p>
      <text:p text:style-name="P2">10.$ rm (file name)</text:p>
      <text:p text:style-name="P2">11.$ rm -r (dir_name) </text:p>
      <text:p text:style-name="P2">12.mv (name1) (name2).</text:p>
      <text:p text:style-name="P1"><text:span text:style-name="T1">13.mv (name) (path)</text:span></text:p>
      <text:p text:style-name="P1"/>
      <text:p text:style-name="P1"/>
      <text:p text:style-name="P1"><draw:frame draw:style-name="fr3" draw:name="Image1" text:anchor-type="paragraph" svg:width="6.6929in" svg:height="4.1827in" draw:z-index="0"><draw:image xlink:href="Pictures/10000201000005A0000003844B79707743A26533.png" xlink:type="simple" xlink:show="embed" xlink:actuate="onLoad" loext:mime-type="image/png"/></draw:frame><text:soft-page-break/></text:p>
      <text:p text:style-name="P1"/>
      <text:p text:style-name="P1"><draw:frame draw:style-name="fr2" draw:name="Image2" text:anchor-type="paragraph" svg:width="4.8646in" svg:height="5.2291in" draw:z-index="1"><draw:image xlink:href="Pictures/10000201000001D3000001F64056B3775A46FB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paragraph" svg:width="6.6929in" svg:height="4.2752in" draw:z-index="2"><draw:image xlink:href="Pictures/10000201000002F1000001E14C70D187751EABA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9:33:05.107407178</meta:creation-date>
    <dc:date>2020-03-10T19:42:13.938339337</dc:date>
    <meta:editing-duration>PT9M9S</meta:editing-duration>
    <meta:editing-cycles>1</meta:editing-cycles>
    <meta:document-statistic meta:table-count="0" meta:image-count="3" meta:object-count="0" meta:page-count="3" meta:paragraph-count="17" meta:word-count="54" meta:character-count="285" meta:non-whitespace-character-count="247"/>
    <meta:generator>LibreOffice/6.3.2.2$Linux_X86_64 LibreOffice_project/30$Build-2</meta:generator>
  </office:meta>
</office:document-meta>
</file>